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bf0041"/>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9.42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6">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5.51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ا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194">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1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7">00/00/0000</text:date>, <text:time style:data-style-name="N2" text:time-value="15:11:41.7579415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3-07T17:36:19.553520850</dc:date>
    <meta:editing-duration>P102DT17H29M45S</meta:editing-duration>
    <meta:editing-cycles>4541</meta:editing-cycles>
    <meta:generator>LibreOffice/6.4.7.2$Linux_X86_64 LibreOffice_project/40$Build-2</meta:generator>
    <meta:document-statistic meta:table-count="3" meta:cell-count="712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